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7">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7"/>
    <style:style style:name="P116" style:family="paragraph" style:parent-style-name="Standard" style:list-style-name="L108"/>
    <style:style style:name="P117" style:family="paragraph" style:parent-style-name="Standard" style:list-style-name="L109"/>
    <style:style style:name="P118" style:family="paragraph" style:parent-style-name="Standard" style:list-style-name="L111"/>
    <style:style style:name="P119" style:family="paragraph" style:parent-style-name="Standard" style:list-style-name="L11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4.0.2</text:p>
      <text:list xml:id="list5566145284452237095" text:style-name="L111">
        <text:list-item>
          <text:p text:style-name="P118">removed a debug print statement that was inadvertently left in. It is responsible for the “mouse event” messages polluting the log file.<text:line-break/></text:p>
        </text:list-item>
      </text:list>
      <text:p text:style-name="Standard">version 4.0.1</text:p>
      <text:list xml:id="list4523667691457847714" text:style-name="L1">
        <text:list-item>
          <text:p text:style-name="P10">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1636655700084144275" text:style-name="L2">
        <text:list-item>
          <text:p text:style-name="P11">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9010427057048720202" text:style-name="L3">
        <text:list-item>
          <text:p text:style-name="P12">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8757744110593224129" text:style-name="L4">
        <text:list-item>
          <text:p text:style-name="P13">one more attempt to solve the gui sizing issue.<text:line-break/></text:p>
        </text:list-item>
        <text:list-item>
          <text:p text:style-name="P13">'sticky' settings are back but are now stored in <text:span text:style-name="T14">pyote.ini</text:span> instead of the<text:line-break/> obscure <text:span text:style-name="T14">simple-ote.ini<text:line-break/></text:span></text:p>
        </text:list-item>
      </text:list>
      <text:p text:style-name="Standard">version 3.9.7</text:p>
      <text:list xml:id="list2940946228349529071" text:style-name="L5">
        <text:list-item>
          <text:p text:style-name="P14">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text:soft-page-break/>sticky stuff.<text:line-break/><text:line-break/>This version also removes the 'scrunch' of the lefthand button panel.<text:line-break/></text:p>
        </text:list-item>
      </text:list>
      <text:p text:style-name="Standard">version 3.9.6</text:p>
      <text:list xml:id="list706839633667013678" text:style-name="L6">
        <text:list-item>
          <text:p text:style-name="P15">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099573379599138035" text:style-name="L7">
        <text:list-item>
          <text:p text:style-name="P16">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2255673900281315342" text:style-name="L8">
        <text:list-item>
          <text:p text:style-name="P17">attempts to fix over-size initial gui.<text:line-break/></text:p>
        </text:list-item>
      </text:list>
      <text:p text:style-name="Standard">version 3.9.3</text:p>
      <text:list xml:id="list6634182935821281312" text:style-name="L9">
        <text:list-item>
          <text:p text:style-name="P18">makes various improvements to the 'detectability' calculator to make it easier to use.<text:line-break/></text:p>
        </text:list-item>
      </text:list>
      <text:p text:style-name="Standard">version 3.9.2</text:p>
      <text:list xml:id="list2163811595913450505" text:style-name="L10">
        <text:list-item>
          <text:p text:style-name="P19">adds a 'detectability' calculator for use in pre-planning event observation.<text:line-break/></text:p>
        </text:list-item>
        <text:list-item>
          <text:p text:style-name="P19">'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7296552429712394116" text:style-name="L11">
        <text:list-item>
          <text:p text:style-name="P20">adds an snr calculation to the <text:span text:style-name="T16">Calc baseline stats</text:span> button.<text:line-break/></text:p>
        </text:list-item>
      </text:list>
      <text:p text:style-name="Standard">version 3.9.0</text:p>
      <text:list xml:id="list8696944513834504658" text:style-name="L12">
        <text:list-item>
          <text:p text:style-name="P21">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6064102843089992591" text:style-name="L13">
        <text:list-item>
          <text:p text:style-name="P22">Changed the label on the <text:span text:style-name="T16">Write csv file</text:span> button to <text:span text:style-name="T16">Save current light-curve</text:span> to more intuitively suggest what is hiding behind this button.<text:line-break/></text:p>
        </text:list-item>
      </text:list>
      <text:p text:style-name="Standard"><text:soft-page-break/>version 3.8.8</text:p>
      <text:list xml:id="list2776896470647700630" text:style-name="L14">
        <text:list-item>
          <text:p text:style-name="P23">fixed a bug that sometimes kept events that contained a single point at the bottom from producing a report.<text:line-break/></text:p>
        </text:list-item>
      </text:list>
      <text:p text:style-name="Standard">version 3.8.7</text:p>
      <text:list xml:id="list7754837920112997251" text:style-name="L15">
        <text:list-item>
          <text:p text:style-name="P24">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1408646291702559927" text:style-name="L16">
        <text:list-item>
          <text:p text:style-name="P25">checks for only a single light-curve in the csv file which was causing a 'list index out of range' error message<text:line-break/></text:p>
        </text:list-item>
      </text:list>
      <text:p text:style-name="Standard">version 3.8.5</text:p>
      <text:list xml:id="list2492718188823588998" text:style-name="L17">
        <text:list-item>
          <text:p text:style-name="P26">changed the way QGridLayout was referenced.<text:line-break/></text:p>
        </text:list-item>
      </text:list>
      <text:p text:style-name="Standard">version 3.8.4</text:p>
      <text:list xml:id="list9067272674630890559" text:style-name="L18">
        <text:list-item>
          <text:p text:style-name="P27">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27"/>
        </text:list-item>
      </text:list>
      <text:p text:style-name="Standard">version 3.8.3</text:p>
      <text:list xml:id="list1725098746700452897" text:style-name="L19">
        <text:list-item>
          <text:p text:style-name="P28">adds display of light-curve name (if available in the csv file) to the curve-to-be-analyzed and the normalization curve next to their selection spinners.<text:line-break/></text:p>
        </text:list-item>
      </text:list>
      <text:p text:style-name="Standard">version 3.8.2</text:p>
      <text:list xml:id="list5256530674150130734" text:style-name="L20">
        <text:list-item>
          <text:p text:style-name="P29">3.7.5 introduced a scrollable GUI for small screens. Unfortunately, that caused resizing problem for all users. The version reverts back to the original GUI design.<text:line-break/></text:p>
        </text:list-item>
        <text:list-item>
          <text:p text:style-name="P29">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071077592639140291" text:style-name="L21">
        <text:list-item>
          <text:p text:style-name="P30">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134400807002806152" text:style-name="L22">
        <text:list-item>
          <text:p text:style-name="P31">adds a tutorial button to supply a quick-start for new or infrequent users.<text:line-break/></text:p>
        </text:list-item>
      </text:list>
      <text:p text:style-name="Standard">version 3.7.9</text:p>
      <text:list xml:id="list8593699806921767135" text:style-name="L23">
        <text:list-item>
          <text:p text:style-name="P32">adds a tool that allows a user to manually specify which baseline points to use for the calculation of B (baseline mean) baseline noise (sigmaB) and noise correlation coefficients. This was added primarily to support GPS-flash-tagged light-curves where <text:soft-page-break/>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194559857632415873" text:style-name="L24">
        <text:list-item>
          <text:p text:style-name="P33">added visible left, top, and bottom axes to main plot (with ticks to make easier to associate timestamp with point).<text:line-break/></text:p>
        </text:list-item>
      </text:list>
      <text:p text:style-name="Standard">version 3.7.7</text:p>
      <text:list xml:id="list3936966527844518880" text:style-name="L25">
        <text:list-item>
          <text:p text:style-name="P34">if timestamps are available in the csv file, they are used as x axis labels in the main plot.<text:line-break/></text:p>
        </text:list-item>
      </text:list>
      <text:p text:style-name="Standard">version 3.7.6</text:p>
      <text:list xml:id="list7711760702487109237" text:style-name="L26">
        <text:list-item>
          <text:p text:style-name="P35">changed the way QMainWindow and Qapplication were referenced to accommodate the latest Anaconda version, which has reorganized where those modules are stored. </text:p>
          <text:p text:style-name="P35">This was causing a fatal startup error.<text:line-break/> </text:p>
        </text:list-item>
      </text:list>
      <text:p text:style-name="Standard">version 3.7.5</text:p>
      <text:list xml:id="list3791122418264271038" text:style-name="L27">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6014256434742773624" text:style-name="L28">
        <text:list-item>
          <text:p text:style-name="P36">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848927125938217065" text:style-name="L29">
        <text:list-item>
          <text:p text:style-name="P37">adds code line needed by any Mac users that are running Big Sur<text:line-break/></text:p>
        </text:list-item>
      </text:list>
      <text:p text:style-name="Standard"><text:soft-page-break/>version 3.7.2</text:p>
      <text:list xml:id="list9132785567790775618" text:style-name="L30">
        <text:list-item>
          <text:p text:style-name="P38">fixes bug that caused all analysis attempts to 'stall'</text:p>
        </text:list-item>
      </text:list>
      <text:p text:style-name="Standard"/>
      <text:p text:style-name="Standard">version 3.7.1</text:p>
      <text:list xml:id="list2429027488595522808" text:style-name="L31">
        <text:list-item>
          <text:p text:style-name="P39">fixed a bug in the r limb angle entry<text:line-break/></text:p>
        </text:list-item>
      </text:list>
      <text:p text:style-name="Standard">version 3.7.0</text:p>
      <text:list xml:id="list3322292875394290110" text:style-name="L32">
        <text:list-item>
          <text:p text:style-name="P40">adds right-click help to ast speed label giving the equation to use if asteroid speed is not available but asteroid diameter and maximum duration are specified<text:line-break/></text:p>
        </text:list-item>
        <text:list-item>
          <text:p text:style-name="P40">adds suggestion to right-click help on penumbral fit checkbox for how to find the penumbral curve csv file that is provided for practice purposes.<text:line-break/></text:p>
        </text:list-item>
      </text:list>
      <text:p text:style-name="Standard">version 3.6.8</text:p>
      <text:list xml:id="list1428544880846419331" text:style-name="L33">
        <text:list-item>
          <text:p text:style-name="P41">adds modeling of off centerline observations to lightcurve calibration curve generation<text:line-break/></text:p>
        </text:list-item>
      </text:list>
      <text:p text:style-name="Standard">version 3.6.7</text:p>
      <text:list xml:id="list2411800673039329975" text:style-name="L34">
        <text:list-item>
          <text:p text:style-name="P42">clarified the location of the Enable Manual Timestamp Entry checkbox in the pop-up message appears when there are no timestamps in the csv file.<text:line-break/></text:p>
        </text:list-item>
      </text:list>
      <text:p text:style-name="Standard">version 3.6.6</text:p>
      <text:list xml:id="list2662871096368279282" text:style-name="L35">
        <text:list-item>
          <text:p text:style-name="P4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1815975747431890103" text:style-name="L36">
        <text:list-item>
          <text:p text:style-name="P44">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875251774581431131" text:style-name="L37">
        <text:list-item>
          <text:p text:style-name="P45">version 3.6.2 would open .xlsx Report file on Mac, but not Windows. This version attempts to fix that (Windows needs a different command to open a file).<text:line-break/></text:p>
        </text:list-item>
      </text:list>
      <text:p text:style-name="Standard">version 3.6.2</text:p>
      <text:list xml:id="list5869243685661806214" text:style-name="L38">
        <text:list-item>
          <text:p text:style-name="P46">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text:soft-page-break/>formatting to control rounding, etc<text:line-break/><text:line-break/>… if I can't write to the selected file, I ask whether you might have it open somewhere else already<text:line-break/></text:p>
        </text:list-item>
      </text:list>
      <text:p text:style-name="Standard">version 3.6.1</text:p>
      <text:list xml:id="list7528025575670627404" text:style-name="L39">
        <text:list-item>
          <text:p text:style-name="P47">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5785996483402261417" text:style-name="L40">
        <text:list-item>
          <text:p text:style-name="P48"><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48"><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text:soft-page-break/>version 3.5.9</text:p>
      <text:list xml:id="list368568205302538864" text:style-name="L41">
        <text:list-item>
          <text:p text:style-name="P49">fixed another bug in penumbral curve fit and removed diagnostic printouts.<text:line-break/></text:p>
        </text:list-item>
      </text:list>
      <text:p text:style-name="Standard">version 3.5.8</text:p>
      <text:list xml:id="list1690660536486817255" text:style-name="L42">
        <text:list-item>
          <text:p text:style-name="P50">fixed a number of bugs in the penumbral curve fit code<text:line-break/></text:p>
        </text:list-item>
      </text:list>
      <text:p text:style-name="Standard">version 3.5.7</text:p>
      <text:list xml:id="list4711517353031075923" text:style-name="L43">
        <text:list-item>
          <text:p text:style-name="P5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7069777915745953866" text:style-name="L44">
        <text:list-item>
          <text:p text:style-name="P5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612668903980238766" text:style-name="L45">
        <text:list-item>
          <text:p text:style-name="P53">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324891122560458708" text:style-name="L46">
        <text:list-item>
          <text:p text:style-name="P5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382751075270243031" text:style-name="L47">
        <text:list-item>
          <text:p text:style-name="P5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9150415228090917503" text:style-name="L48">
        <text:list-item>
          <text:p text:style-name="P5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text:soft-page-break/>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385969045861298447" text:style-name="L49">
        <text:list-item>
          <text:p text:style-name="P57">Added additional references to the North American Excel Spreadsheet report in the new section of the final report that bangs on about the start-of-exposure timing convention.<text:line-break/></text:p>
        </text:list-item>
      </text:list>
      <text:p text:style-name="Standard">version 3.5.0</text:p>
      <text:list xml:id="list6718126872943786726" text:style-name="L50">
        <text:list-item>
          <text:p text:style-name="P5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58">NEW: when 'trims' have been placed, a 'write csv' process will honor those values and produce a 'trimmed' output file.<text:line-break/></text:p>
        </text:list-item>
        <text:list-item>
          <text:p text:style-name="P58">NEW: when a light curve has been 'normalized', the changed values are written to the data table where, once again, a 'write csv' process will capture the results.<text:line-break/></text:p>
        </text:list-item>
        <text:list-item>
          <text:p text:style-name="P58">Added additional reminders that the start-of-exposure timestamp/timing convention is employed.</text:p>
        </text:list-item>
      </text:list>
      <text:p text:style-name="Standard"/>
      <text:p text:style-name="Standard">version 3.4.9</text:p>
      <text:list xml:id="list4492457187283752826" text:style-name="L51">
        <text:list-item>
          <text:p text:style-name="P59">Added some explanatory language to the “Excel report” section regarding the proper interpretation of the 'false positive probability' number.<text:line-break/></text:p>
        </text:list-item>
      </text:list>
      <text:p text:style-name="Standard">version 3.4.8</text:p>
      <text:list xml:id="list4803953194663185075" text:style-name="L52">
        <text:list-item>
          <text:p text:style-name="P60">This version deals more realistically with high magDrop lightcurves by defining a 'limiting magDrop' as: <text:line-break/><text:line-break/><text:tab/>limMagDrop = 2.5 * log10( B / std(A) ) <text:line-break/><text:line-break/><text:tab/>std(A) is the noise level of A.</text:p>
          <text:p text:style-name="P60"><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text:soft-page-break/>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3927612398672012315" text:style-name="L53">
        <text:list-item>
          <text:p text:style-name="P61">Automatically loads the correct version of Adv2<text:line-break/></text:p>
        </text:list-item>
      </text:list>
      <text:p text:style-name="Standard">version 3.4.6</text:p>
      <text:list xml:id="list8503279745516902272" text:style-name="L54">
        <text:list-item>
          <text:p text:style-name="P62">Adds AAV Version 2 file as a type that can be read (important when Do OCR check is enabled)</text:p>
        </text:list-item>
      </text:list>
      <text:p text:style-name="Standard"/>
      <text:p text:style-name="Standard">version 3.4.5</text:p>
      <text:list xml:id="list7921624185306012098" text:style-name="L55">
        <text:list-item>
          <text:p text:style-name="P63">Fixes block integration which was failing when more than 4 lightcurves were being processed.<text:line-break/></text:p>
        </text:list-item>
        <text:list-item>
          <text:p text:style-name="P63">Made use diff and Do OCR checkboxes sticky.<text:line-break/></text:p>
        </text:list-item>
      </text:list>
      <text:p text:style-name="Standard">version 3.4.4</text:p>
      <text:list xml:id="list6921216315788322272" text:style-name="L56">
        <text:list-item>
          <text:p text:style-name="P64">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752416764331501843" text:style-name="L57">
        <text:list-item>
          <text:p text:style-name="P65">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012900908721293061" text:style-name="L58">
        <text:list-item>
          <text:p text:style-name="P66">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soft-page-break/></text:p>
        </text:list-item>
      </text:list>
      <text:p text:style-name="Standard">version 3.4.1</text:p>
      <text:list xml:id="list5704484945661130227" text:style-name="L59">
        <text:list-item>
          <text:p text:style-name="P67">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6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67">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608411288426018609" text:style-name="L60">
        <text:list-item>
          <text:p text:style-name="P68">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54153744786442837" text:style-name="L61">
        <text:list-item>
          <text:p text:style-name="P69">Automatically installs cv2 if not already present. <text:s/>This package is needed for the new frame view feature.<text:line-break/></text:p>
        </text:list-item>
      </text:list>
      <text:p text:style-name="Standard">version 3.3.8</text:p>
      <text:list xml:id="list5073780361565241548" text:style-name="L62">
        <text:list-item>
          <text:p text:style-name="P7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078765987615846892" text:style-name="L63">
        <text:list-item>
          <text:p text:style-name="P71">A new button (View frame) with an associated spinner for entry of a frame number has been added:</text:p>
          <text:p text:style-name="P71"/>
        </text:list-item>
      </text:list>
      <text:p text:style-name="P6"><text:soft-page-break/>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734869425490623165" text:style-name="L64">
        <text:list-item>
          <text:p text:style-name="P72">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5525425881058855525" text:style-name="L65">
        <text:list-item>
          <text:p text:style-name="P7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2743619137116977004" text:style-name="L66">
        <text:list-item>
          <text:p text:style-name="P74">Adds a false-positive probability calculation and printout in the final report. <text:s/>This number is the fraction of 'false drops' found during the 50,000 tests that are <text:soft-page-break/>greater than or equal to the drop value extracted from the actual observation.<text:line-break/></text:p>
        </text:list-item>
      </text:list>
      <text:p text:style-name="Standard">version 3.3.1:</text:p>
      <text:list xml:id="list7279756146969999260" text:style-name="L67">
        <text:list-item>
          <text:p text:style-name="P7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237739970749509534" text:style-name="L68">
        <text:list-item>
          <text:p text:style-name="P76">Changed main plot so that the scroll wheel only zooms the x axis.</text:p>
        </text:list-item>
        <text:list-item>
          <text:p text:style-name="P76">Changed lightcurve plot so that it conforms properly to 'start-of-exposure'.<text:line-break/></text:p>
        </text:list-item>
      </text:list>
      <text:p text:style-name="Standard">version 3.2.8</text:p>
      <text:list xml:id="list2316000996856019113" text:style-name="L69">
        <text:list-item>
          <text:p text:style-name="P77">Changed font size in help files --- it was fine for Mac but too big for Win10<text:line-break/></text:p>
        </text:list-item>
      </text:list>
      <text:p text:style-name="Standard">version 3.2.7</text:p>
      <text:list xml:id="list1534952001752992230" text:style-name="L70">
        <text:list-item>
          <text:p text:style-name="P78">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477798847303497590" text:style-name="L71">
        <text:list-item>
          <text:p text:style-name="P79">This is a 'cosmetic' release --- there should be NO detectable differences from version 3.2.5 in terms of functionality.</text:p>
        </text:list-item>
        <text:list-item>
          <text:p text:style-name="P79">All python files were brought into compliance with PEP 8 coding standards. <text:s/>Only I care about that.</text:p>
        </text:list-item>
        <text:list-item>
          <text:p text:style-name="P7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79">All this 'cosmetic' work is in preparation for working on PyOTE issues again.<text:line-break/> </text:p>
        </text:list-item>
      </text:list>
      <text:p text:style-name="Standard">version 3.2.5</text:p>
      <text:list xml:id="list3124493635987856717" text:style-name="L72">
        <text:list-item>
          <text:p text:style-name="P8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728681657673021806" text:style-name="L73">
        <text:list-item>
          <text:p text:style-name="P81">Modified the test for newer version to accommodate the different strings <text:soft-page-break/>returned by pip 18.1 and pip 19.0+</text:p>
        </text:list-item>
        <text:list-item>
          <text:p text:style-name="P81">Added ability to invoke PyOTE from PyMovie with an externally supplied csv file that is automatically opened.<text:line-break/></text:p>
        </text:list-item>
      </text:list>
      <text:p text:style-name="Standard">version 3.2.3</text:p>
      <text:list xml:id="list4056602141012881797" text:style-name="L74">
        <text:list-item>
          <text:p text:style-name="P8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82">Added support for the PyMovie csv format<text:line-break/></text:p>
        </text:list-item>
      </text:list>
      <text:p text:style-name="Standard">version 3.2.1</text:p>
      <text:list xml:id="list626678023652468840" text:style-name="L75">
        <text:list-item>
          <text:p text:style-name="P8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535181679885976819" text:style-name="L76">
        <text:list-item>
          <text:p text:style-name="P84">Changed GUI to better align text on min max edit boxes to avoid confusion.<text:line-break/></text:p>
        </text:list-item>
      </text:list>
      <text:p text:style-name="Standard">version 3.1.9</text:p>
      <text:list xml:id="list1212251961038678713" text:style-name="L77">
        <text:list-item>
          <text:p text:style-name="P85">Fixed a bug in the test for a min/max solution search being constrained by a too large min value.<text:line-break/></text:p>
        </text:list-item>
      </text:list>
      <text:p text:style-name="Standard">version 3.1.8</text:p>
      <text:list xml:id="list7087756506356196598" text:style-name="L78">
        <text:list-item>
          <text:p text:style-name="P86">version 3.1.7 was released without an updated version history. <text:s/>Here is what was changed in 3.1.7:<text:line-break/></text:p>
        </text:list-item>
        <text:list-item>
          <text:p text:style-name="P8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text:soft-page-break/>version 3.1.6:</text:p>
      <text:list xml:id="list3368214855476331158" text:style-name="L79">
        <text:list-item>
          <text:p text:style-name="P87">Values entered in the Manual Timestamp Entry dialog box are now 'sticky', thus making corrections easy to do without requiring re-entry of all data. </text:p>
          <text:p text:style-name="P87"><text:line-break/>Also trapped is the case where a user has entered a custom frame time but failed to click the radio button indicating that it is to be used.<text:line-break/></text:p>
        </text:list-item>
      </text:list>
      <text:p text:style-name="Standard">version 3.1.5:</text:p>
      <text:list xml:id="list7309859904389949488" text:style-name="L80">
        <text:list-item>
          <text:p text:style-name="P8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491107014675471531" text:style-name="L81">
        <text:list-item>
          <text:p text:style-name="P89">Fixed error in new dropped reading detection logic when light curve was processed in field mode.<text:line-break/></text:p>
        </text:list-item>
        <text:list-item>
          <text:p text:style-name="P89">Cleaned up some language in tooltips.<text:line-break/></text:p>
        </text:list-item>
      </text:list>
      <text:p text:style-name="Standard">version 3.1.3:</text:p>
      <text:list xml:id="list3557421094508471557" text:style-name="L82">
        <text:list-item>
          <text:p text:style-name="P9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90">Eliminated the 'entry num' column in the data matrix at the lower left of the GUI. The 'entry num' is unused and a possible source of confusion with the frame or field number for the unwary.<text:line-break/></text:p>
        </text:list-item>
        <text:list-item>
          <text:p text:style-name="P90">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905736492842952255" text:style-name="L83">
        <text:list-item>
          <text:p text:style-name="P9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text:soft-page-break/>either of those standards.<text:line-break/></text:p>
        </text:list-item>
      </text:list>
      <text:p text:style-name="Standard">version 3.1.1:</text:p>
      <text:list xml:id="list7044602004024814504" text:style-name="L84">
        <text:list-item>
          <text:p text:style-name="P9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9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168980027980318967" text:style-name="L85">
        <text:list-item>
          <text:p text:style-name="P93">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424167131689740888" text:style-name="L86">
        <text:list-item>
          <text:p text:style-name="P9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212530350535471821" text:style-name="L87">
        <text:list-item>
          <text:p text:style-name="P9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5078002049627370" text:style-name="L88">
        <text:list-item>
          <text:p text:style-name="P9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soft-page-break/></text:p>
        </text:list-item>
      </text:list>
      <text:p text:style-name="Standard">version 2.1.6:</text:p>
      <text:list xml:id="list7641202447557559794" text:style-name="L89">
        <text:list-item>
          <text:p text:style-name="P9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7760573910478603076" text:style-name="L90">
        <text:list-item>
          <text:p text:style-name="P98">Disable the Accept integration button when user overrides an automatic block analysis with a manual block selection followed by a click on the Block integrate button.<text:line-break/></text:p>
        </text:list-item>
      </text:list>
      <text:p text:style-name="Standard">version 2.1.4:</text:p>
      <text:list xml:id="list9207257787415642540" text:style-name="L91">
        <text:list-item>
          <text:p text:style-name="P99">Corrected a bug that kept manual selection of block integration from being performed after a refusal to accept the automatic block analysis results.<text:line-break/></text:p>
        </text:list-item>
      </text:list>
      <text:p text:style-name="Standard">version 2.1.3:</text:p>
      <text:list xml:id="list3237633696459560449" text:style-name="L92">
        <text:list-item>
          <text:p text:style-name="P10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94330435087717711" text:style-name="L93">
        <text:list-item>
          <text:p text:style-name="P10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966112169485643253" text:style-name="L94">
        <text:list-item>
          <text:p text:style-name="P102">Added progress bar tracking of block integration analysis because it can take an extended amount of time to complete the analysis when the light curve has many points.<text:line-break/></text:p>
        </text:list-item>
      </text:list>
      <text:p text:style-name="Standard">version 2.1.0</text:p>
      <text:list xml:id="list5597118663724809836" text:style-name="L95">
        <text:list-item>
          <text:p text:style-name="P10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3952426371283155792" text:style-name="L96">
        <text:list-item>
          <text:p text:style-name="P104">Made the selection of Tooltip display 'sticky'</text:p>
        </text:list-item>
        <text:list-item>
          <text:p text:style-name="P104">Duration calculation when D and R span midnight now handled correctly</text:p>
        </text:list-item>
      </text:list>
      <text:p text:style-name="Standard"/>
      <text:p text:style-name="Standard">version 2.0.8</text:p>
      <text:list xml:id="list7574474141373599462" text:style-name="L97">
        <text:list-item>
          <text:p text:style-name="P105">toolTips changed to invoke and display in a custom dialog box that can be moved and resized to better accommodate legacy displays</text:p>
        </text:list-item>
        <text:list-item>
          <text:p text:style-name="P105">Calc flash timing calculation fixed to properly deal with the non-integer frame numbers that can result from field processed csv files</text:p>
        </text:list-item>
        <text:list-item>
          <text:p text:style-name="P105"><text:soft-page-break/>Flash timing has been verified to work with integrated light curves</text:p>
        </text:list-item>
        <text:list-item>
          <text:p text:style-name="P10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973738942872007328" text:style-name="L98">
        <text:list-item>
          <text:p text:style-name="P106">Adds a button to calculate the edge position of an LED timing flash.</text:p>
        </text:list-item>
        <text:list-item>
          <text:p text:style-name="P10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6">Adds a checkbox to force manual entry of timestamp info. <text:s/>This is useful when OCR on a VTI timed light curve has catastrophic errors. <text:s/>It is always employed when using LED flash timing.</text:p>
        </text:list-item>
      </text:list>
      <text:list xml:id="list1245211463688218976" text:style-name="L99">
        <text:list-item>
          <text:p text:style-name="P10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318837925014704723" text:style-name="L100">
        <text:list-item>
          <text:p text:style-name="P10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126321456497016508" text:style-name="L101">
        <text:list-item>
          <text:p text:style-name="P109">files generated by pyote now contain PYOTE in the filename.<text:line-break/></text:p>
        </text:list-item>
        <text:list-item>
          <text:p text:style-name="P10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016479285223227441" text:style-name="L102">
        <text:list-item>
          <text:p text:style-name="P11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862755945633867699" text:style-name="L103">
        <text:list-item>
          <text:p text:style-name="P111"><text:soft-page-break/>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4776280765708523176" text:style-name="L104">
        <text:list-item>
          <text:p text:style-name="P11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616754677627696125" text:style-name="L105">
        <text:list-item>
          <text:p text:style-name="P113">improved handling of D and R region selection so that one cannot enter an invalid configuration --- automatic corrections/changes are applied.<text:line-break/></text:p>
        </text:list-item>
        <text:list-item>
          <text:p text:style-name="P11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1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784111755652089559" text:style-name="L106">
        <text:list-item>
          <text:p text:style-name="P114">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998015498364050745" text:style-name="L107">
        <text:list-item>
          <text:p text:style-name="P11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1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585075448811110857" text:style-name="L108">
        <text:list-item>
          <text:p text:style-name="P116">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089439230161557125" text:style-name="L109">
        <text:list-item>
          <text:p text:style-name="P11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1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1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1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638050496882750963" text:style-name="L110">
        <text:list-item>
          <text:p text:style-name="P11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05T13:56:06</dc:date>
    <meta:editing-cycles>147</meta:editing-cycles>
    <meta:editing-duration>P1DT11M37S</meta:editing-duration>
    <dc:creator>Robert Anderson</dc:creator>
    <meta:document-statistic meta:table-count="0" meta:image-count="3" meta:object-count="0" meta:page-count="20" meta:paragraph-count="286" meta:word-count="7829" meta:character-count="45771"/>
    <meta:template xlink:type="simple" xlink:actuate="onRequest" xlink:title="" xlink:href="Normal"/>
  </office:meta>
</office:document-meta>
</file>